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TypeTest3_deny.test_for_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oTypeTest3_deny.test_for_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TypeTest3_deny.test_for_array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oTypeTest3_deny.test_for_j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